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9b04" officeooo:paragraph-rsid="001a9b04"/>
    </style:style>
    <style:style style:name="P2" style:family="paragraph" style:parent-style-name="Title">
      <style:text-properties officeooo:rsid="001a9b04" officeooo:paragraph-rsid="001a9b04"/>
    </style:style>
    <style:style style:name="P3" style:family="paragraph" style:parent-style-name="Text_20_body">
      <style:text-properties officeooo:paragraph-rsid="001a9b04"/>
    </style:style>
    <style:style style:name="P4" style:family="paragraph" style:parent-style-name="Text_20_body">
      <style:text-properties officeooo:rsid="001ab6b9" officeooo:paragraph-rsid="001ab6b9"/>
    </style:style>
    <style:style style:name="P5" style:family="paragraph" style:parent-style-name="Text_20_body">
      <style:text-properties officeooo:rsid="001cbcfe" officeooo:paragraph-rsid="001cbcfe"/>
    </style:style>
    <style:style style:name="T1" style:family="text">
      <style:text-properties officeooo:rsid="001b3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 Ejecicio Feedback 1</text:p>
      <text:p text:style-name="P1"/>
      <text:h text:style-name="Heading_20_2" text:outline-level="2">FASE 1: Comprensión y Análisis Exploratorio de Datos (EDA)</text:h>
      <text:h text:style-name="Heading_20_2" text:outline-level="2">FASE 2: Preprocesamiento Avanzado (Feature Engineering)</text:h>
      <text:h text:style-name="Heading_20_2" text:outline-level="2">FASE 3: Modelado y Regularización</text:h>
      <text:h text:style-name="Heading_20_2" text:outline-level="2">FASE 4: Evaluación y Comparación</text:h>
      <text:h text:style-name="Heading_20_2" text:outline-level="2">FASE 5: Redacción del Informe Técnico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0:24:01.600085837</meta:creation-date>
    <dc:date>2025-11-20T16:40:27.990207571</dc:date>
    <meta:editing-duration>PT27M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35" meta:character-count="242" meta:non-whitespace-character-count="213"/>
  </office:meta>
</office:document-meta>
</file>